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566667" calcext:value-type="float">
            <text:p>2000.566667</text:p>
          </table:table-cell>
          <table:table-cell office:value-type="float" office:value="1500.6" calcext:value-type="float">
            <text:p>1500.6</text:p>
          </table:table-cell>
          <table:table-cell office:value-type="float" office:value="1200.7" calcext:value-type="float">
            <text:p>1200.7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7" calcext:value-type="float">
            <text:p>6000.7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8" calcext:value-type="float">
            <text:p>3000.8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166667" calcext:value-type="float">
            <text:p>2000.166667</text:p>
          </table:table-cell>
          <table:table-cell office:value-type="float" office:value="1500.575" calcext:value-type="float">
            <text:p>1500.575</text:p>
          </table:table-cell>
          <table:table-cell office:value-type="float" office:value="1200.58" calcext:value-type="float">
            <text:p>1200.58</text:p>
          </table:table-cell>
        </table:table-row>
        <table:table-row table:style-name="ro1">
          <table:table-cell/>
          <table:table-cell office:value-type="float" office:value="6000.5" calcext:value-type="float">
            <text:p>6000.5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325" calcext:value-type="float">
            <text:p>1500.32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733333" calcext:value-type="float">
            <text:p>2000.733333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82" calcext:value-type="float">
            <text:p>1200.82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3" calcext:value-type="float">
            <text:p>2000.3</text:p>
          </table:table-cell>
          <table:table-cell office:value-type="float" office:value="1500.2" calcext:value-type="float">
            <text:p>1500.2</text:p>
          </table:table-cell>
          <table:table-cell office:value-type="float" office:value="1200.34" calcext:value-type="float">
            <text:p>1200.34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15" calcext:value-type="float">
            <text:p>1500.15</text:p>
          </table:table-cell>
          <table:table-cell office:value-type="float" office:value="1200.78" calcext:value-type="float">
            <text:p>1200.7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125" calcext:value-type="float">
            <text:p>1500.125</text:p>
          </table:table-cell>
          <table:table-cell office:value-type="float" office:value="1200.56" calcext:value-type="float">
            <text:p>1200.56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33333" calcext:value-type="float">
            <text:p>2000.933333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200.96" calcext:value-type="float">
            <text:p>1200.96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" calcext:value-type="float">
            <text:p>2000.9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16" calcext:value-type="float">
            <text:p>1200.16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25" calcext:value-type="float">
            <text:p>3000.25</text:p>
          </table:table-cell>
          <table:table-cell office:value-type="float" office:value="2000.466667" calcext:value-type="float">
            <text:p>2000.466667</text:p>
          </table:table-cell>
          <table:table-cell office:value-type="float" office:value="1500.6" calcext:value-type="float">
            <text:p>1500.6</text:p>
          </table:table-cell>
          <table:table-cell office:value-type="float" office:value="1200.96" calcext:value-type="float">
            <text:p>1200.96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6" calcext:value-type="float">
            <text:p>1500.6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5" calcext:value-type="float">
            <text:p>6000.5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78" calcext:value-type="float">
            <text:p>1200.7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6" calcext:value-type="float">
            <text:p>1200.96</text:p>
          </table:table-cell>
        </table:table-row>
        <table:table-row table:style-name="ro1">
          <table:table-cell/>
          <table:table-cell office:value-type="float" office:value="6000.8" calcext:value-type="float">
            <text:p>6000.8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266667" calcext:value-type="float">
            <text:p>2000.266667</text:p>
          </table:table-cell>
          <table:table-cell office:value-type="float" office:value="1500.875" calcext:value-type="float">
            <text:p>1500.875</text:p>
          </table:table-cell>
          <table:table-cell office:value-type="float" office:value="1200.68" calcext:value-type="float">
            <text:p>1200.6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833333" calcext:value-type="float">
            <text:p>2000.833333</text:p>
          </table:table-cell>
          <table:table-cell office:value-type="float" office:value="1500.35" calcext:value-type="float">
            <text:p>1500.35</text:p>
          </table:table-cell>
          <table:table-cell office:value-type="float" office:value="1200.46" calcext:value-type="float">
            <text:p>1200.46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33333" calcext:value-type="float">
            <text:p>2000.933333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200.4" calcext:value-type="float">
            <text:p>1200.4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733333" calcext:value-type="float">
            <text:p>2000.733333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52" calcext:value-type="float">
            <text:p>1200.52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366667" calcext:value-type="float">
            <text:p>2000.366667</text:p>
          </table:table-cell>
          <table:table-cell office:value-type="float" office:value="1500.3" calcext:value-type="float">
            <text:p>1500.3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8" calcext:value-type="float">
            <text:p>6000.8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/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633333" calcext:value-type="float">
            <text:p>2000.633333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72" calcext:value-type="float">
            <text:p>1200.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7:46:49.310789811</meta:creation-date>
    <dc:date>2018-05-04T17:48:25.265942781</dc:date>
    <meta:editing-duration>PT1M36S</meta:editing-duration>
    <meta:editing-cycles>1</meta:editing-cycles>
    <meta:document-statistic meta:table-count="1" meta:cell-count="305" meta:object-count="0"/>
    <meta:generator>LibreOffice/6.0.3.2$Linux_X86_64 LibreOffice_project/00m0$Build-2</meta:generator>
  </office:meta>
</office:document-meta>
</file>